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73in"/>
    </style:style>
    <style:style style:name="co2" style:family="table-column">
      <style:table-column-properties fo:break-before="auto" style:column-width="0.536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K_ID_CURR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TARGET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NAME_CONTRACT_TYPE</text:p>
          </table:table-cell>
          <table:table-cell office:value-type="string">
            <text:p>object</text:p>
          </table:table-cell>
        </table:table-row>
        <table:table-row table:style-name="ro1">
          <table:table-cell office:value-type="string">
            <text:p>CODE_GENDER</text:p>
          </table:table-cell>
          <table:table-cell office:value-type="string">
            <text:p>object</text:p>
          </table:table-cell>
        </table:table-row>
        <table:table-row table:style-name="ro1">
          <table:table-cell office:value-type="string">
            <text:p>FLAG_OWN_CAR</text:p>
          </table:table-cell>
          <table:table-cell office:value-type="string">
            <text:p>object</text:p>
          </table:table-cell>
        </table:table-row>
        <table:table-row table:style-name="ro1">
          <table:table-cell office:value-type="string">
            <text:p>FLAG_OWN_REALTY</text:p>
          </table:table-cell>
          <table:table-cell office:value-type="string">
            <text:p>object</text:p>
          </table:table-cell>
        </table:table-row>
        <table:table-row table:style-name="ro1">
          <table:table-cell office:value-type="string">
            <text:p>CNT_CHILDREN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AMT_INCOME_TOTAL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AMT_CREDIT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AMT_ANNUITY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AMT_GOODS_PRIC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NAME_TYPE_SUITE</text:p>
          </table:table-cell>
          <table:table-cell office:value-type="string">
            <text:p>object</text:p>
          </table:table-cell>
        </table:table-row>
        <table:table-row table:style-name="ro1">
          <table:table-cell office:value-type="string">
            <text:p>NAME_INCOME_TYPE</text:p>
          </table:table-cell>
          <table:table-cell office:value-type="string">
            <text:p>object</text:p>
          </table:table-cell>
        </table:table-row>
        <table:table-row table:style-name="ro1">
          <table:table-cell office:value-type="string">
            <text:p>NAME_EDUCATION_TYPE</text:p>
          </table:table-cell>
          <table:table-cell office:value-type="string">
            <text:p>object</text:p>
          </table:table-cell>
        </table:table-row>
        <table:table-row table:style-name="ro1">
          <table:table-cell office:value-type="string">
            <text:p>NAME_FAMILY_STATUS</text:p>
          </table:table-cell>
          <table:table-cell office:value-type="string">
            <text:p>object</text:p>
          </table:table-cell>
        </table:table-row>
        <table:table-row table:style-name="ro1">
          <table:table-cell office:value-type="string">
            <text:p>NAME_HOUSING_TYPE</text:p>
          </table:table-cell>
          <table:table-cell office:value-type="string">
            <text:p>object</text:p>
          </table:table-cell>
        </table:table-row>
        <table:table-row table:style-name="ro1">
          <table:table-cell office:value-type="string">
            <text:p>REGION_POPULATION_RELATIV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DAYS_BIRTH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DAYS_EMPLOYED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DAYS_REGISTRATION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DAYS_ID_PUBLISH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OWN_CAR_AG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FLAG_MOBIL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EMP_PHONE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WORK_PHONE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CONT_MOBILE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PHONE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EMAIL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OCCUPATION_TYPE</text:p>
          </table:table-cell>
          <table:table-cell office:value-type="string">
            <text:p>object</text:p>
          </table:table-cell>
        </table:table-row>
        <table:table-row table:style-name="ro1">
          <table:table-cell office:value-type="string">
            <text:p>CNT_FAM_MEMBERS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REGION_RATING_CLIENT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REGION_RATING_CLIENT_W_CITY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WEEKDAY_APPR_PROCESS_START</text:p>
          </table:table-cell>
          <table:table-cell office:value-type="string">
            <text:p>object</text:p>
          </table:table-cell>
        </table:table-row>
        <table:table-row table:style-name="ro1">
          <table:table-cell office:value-type="string">
            <text:p>HOUR_APPR_PROCESS_START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REG_REGION_NOT_LIVE_REGION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REG_REGION_NOT_WORK_REGION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LIVE_REGION_NOT_WORK_REGION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REG_CITY_NOT_LIVE_CITY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REG_CITY_NOT_WORK_CITY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LIVE_CITY_NOT_WORK_CITY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ORGANIZATION_TYPE</text:p>
          </table:table-cell>
          <table:table-cell office:value-type="string">
            <text:p>object</text:p>
          </table:table-cell>
        </table:table-row>
        <table:table-row table:style-name="ro1">
          <table:table-cell office:value-type="string">
            <text:p>EXT_SOURCE_1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EXT_SOURCE_2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EXT_SOURCE_3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APARTMENTS_AVG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BASEMENTAREA_AVG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YEARS_BEGINEXPLUATATION_AVG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YEARS_BUILD_AVG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COMMONAREA_AVG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ELEVATORS_AVG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ENTRANCES_AVG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FLOORSMAX_AVG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FLOORSMIN_AVG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LANDAREA_AVG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LIVINGAPARTMENTS_AVG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LIVINGAREA_AVG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NONLIVINGAPARTMENTS_AVG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NONLIVINGAREA_AVG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APARTMENTS_MOD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BASEMENTAREA_MOD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YEARS_BEGINEXPLUATATION_MOD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YEARS_BUILD_MOD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COMMONAREA_MOD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ELEVATORS_MOD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ENTRANCES_MOD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FLOORSMAX_MOD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FLOORSMIN_MOD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LANDAREA_MOD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LIVINGAPARTMENTS_MOD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LIVINGAREA_MOD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NONLIVINGAPARTMENTS_MOD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NONLIVINGAREA_MOD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APARTMENTS_MEDI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BASEMENTAREA_MEDI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YEARS_BEGINEXPLUATATION_MEDI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YEARS_BUILD_MEDI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COMMONAREA_MEDI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ELEVATORS_MEDI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ENTRANCES_MEDI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FLOORSMAX_MEDI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FLOORSMIN_MEDI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LANDAREA_MEDI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LIVINGAPARTMENTS_MEDI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LIVINGAREA_MEDI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NONLIVINGAPARTMENTS_MEDI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NONLIVINGAREA_MEDI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FONDKAPREMONT_MODE</text:p>
          </table:table-cell>
          <table:table-cell office:value-type="string">
            <text:p>object</text:p>
          </table:table-cell>
        </table:table-row>
        <table:table-row table:style-name="ro1">
          <table:table-cell office:value-type="string">
            <text:p>HOUSETYPE_MODE</text:p>
          </table:table-cell>
          <table:table-cell office:value-type="string">
            <text:p>object</text:p>
          </table:table-cell>
        </table:table-row>
        <table:table-row table:style-name="ro1">
          <table:table-cell office:value-type="string">
            <text:p>TOTALAREA_MOD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WALLSMATERIAL_MODE</text:p>
          </table:table-cell>
          <table:table-cell office:value-type="string">
            <text:p>object</text:p>
          </table:table-cell>
        </table:table-row>
        <table:table-row table:style-name="ro1">
          <table:table-cell office:value-type="string">
            <text:p>EMERGENCYSTATE_MODE</text:p>
          </table:table-cell>
          <table:table-cell office:value-type="string">
            <text:p>object</text:p>
          </table:table-cell>
        </table:table-row>
        <table:table-row table:style-name="ro1">
          <table:table-cell office:value-type="string">
            <text:p>OBS_30_CNT_SOCIAL_CIRCL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DEF_30_CNT_SOCIAL_CIRCL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OBS_60_CNT_SOCIAL_CIRCL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DEF_60_CNT_SOCIAL_CIRCL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DAYS_LAST_PHONE_CHANGE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FLAG_DOCUMENT_2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DOCUMENT_3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DOCUMENT_4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DOCUMENT_5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DOCUMENT_6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DOCUMENT_7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DOCUMENT_8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DOCUMENT_9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DOCUMENT_10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DOCUMENT_11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DOCUMENT_12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DOCUMENT_13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DOCUMENT_14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DOCUMENT_15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DOCUMENT_16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DOCUMENT_17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DOCUMENT_18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DOCUMENT_19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DOCUMENT_20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FLAG_DOCUMENT_21</text:p>
          </table:table-cell>
          <table:table-cell office:value-type="string">
            <text:p>int64</text:p>
          </table:table-cell>
        </table:table-row>
        <table:table-row table:style-name="ro1">
          <table:table-cell office:value-type="string">
            <text:p>AMT_REQ_CREDIT_BUREAU_HOUR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AMT_REQ_CREDIT_BUREAU_DAY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AMT_REQ_CREDIT_BUREAU_WEEK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AMT_REQ_CREDIT_BUREAU_MON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AMT_REQ_CREDIT_BUREAU_QRT</text:p>
          </table:table-cell>
          <table:table-cell office:value-type="string">
            <text:p>float64</text:p>
          </table:table-cell>
        </table:table-row>
        <table:table-row table:style-name="ro1">
          <table:table-cell office:value-type="string">
            <text:p>AMT_REQ_CREDIT_BUREAU_YEAR</text:p>
          </table:table-cell>
          <table:table-cell office:value-type="string">
            <text:p>float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06/10/2018</text:date>, <text:time>08:1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4" meta:object-count="0"/>
    <meta:generator>OpenOffice/4.1.3$Win32 OpenOffice.org_project/413m1$Build-9783</meta:generator>
  </office:meta>
</office:document-meta>
</file>